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4.1843in" svg:y="4.3921in">
            <draw:object draw:notify-on-update-of-ranges="Sheet1.B5:Sheet1.B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R_SERIE</text:p>
          </table:table-cell>
          <table:table-cell office:value-type="float" office:value="50" calcext:value-type="float">
            <text:p>5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_MOT</text:p>
          </table:table-cell>
          <table:table-cell office:value-type="float" office:value="20" calcext:value-type="float">
            <text:p>2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ALIM</text:p>
          </table:table-cell>
          <table:table-cell office:value-type="float" office:value="12" calcext:value-type="float">
            <text:p>12.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_VAR</text:p>
          </table:table-cell>
          <table:table-cell table:style-name="ce4" office:value-type="string" calcext:value-type="string">
            <text:p>Vo</text:p>
          </table:table-cell>
          <table:table-cell table:style-name="ce6" office:value-type="string" calcext:value-type="string">
            <text:p>Io (mA)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3]*[.$B$2]/([.A5]+[.$B$1]+[.$B$2])" office:value-type="float" office:value="3.42857142857143" calcext:value-type="float">
            <text:p>3.4</text:p>
          </table:table-cell>
          <table:table-cell table:formula="of:=[.B5]/[.$B$2]*1000" office:value-type="float" office:value="171.428571428571" calcext:value-type="float">
            <text:p>171</text:p>
          </table:table-cell>
          <table:table-cell office:value-type="string" calcext:value-type="string">
            <text:p>Max velocità</text:p>
          </table:table-cell>
          <table:table-cell table:number-columns-repeated="1020"/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formula="of:=[.$B$3]*[.$B$2]/([.A6]+[.$B$1]+[.$B$2])" office:value-type="float" office:value="3.38028169014084" calcext:value-type="float">
            <text:p>3.4</text:p>
          </table:table-cell>
          <table:table-cell table:formula="of:=[.B6]/[.$B$2]*1000" office:value-type="float" office:value="169.014084507042" calcext:value-type="float">
            <text:p>169</text:p>
          </table:table-cell>
          <table:table-cell table:number-columns-repeated="1021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$B$3]*[.$B$2]/([.A7]+[.$B$1]+[.$B$2])" office:value-type="float" office:value="3.33333333333333" calcext:value-type="float">
            <text:p>3.3</text:p>
          </table:table-cell>
          <table:table-cell table:formula="of:=[.B7]/[.$B$2]*1000" office:value-type="float" office:value="166.666666666667" calcext:value-type="float">
            <text:p>167</text:p>
          </table:table-cell>
          <table:table-cell table:number-columns-repeated="1021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$B$3]*[.$B$2]/([.A8]+[.$B$1]+[.$B$2])" office:value-type="float" office:value="3.28767123287671" calcext:value-type="float">
            <text:p>3.3</text:p>
          </table:table-cell>
          <table:table-cell table:formula="of:=[.B8]/[.$B$2]*1000" office:value-type="float" office:value="164.383561643836" calcext:value-type="float">
            <text:p>164</text:p>
          </table:table-cell>
          <table:table-cell table:number-columns-repeated="1021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[.$B$3]*[.$B$2]/([.A9]+[.$B$1]+[.$B$2])" office:value-type="float" office:value="3.24324324324324" calcext:value-type="float">
            <text:p>3.2</text:p>
          </table:table-cell>
          <table:table-cell table:formula="of:=[.B9]/[.$B$2]*1000" office:value-type="float" office:value="162.162162162162" calcext:value-type="float">
            <text:p>162</text:p>
          </table:table-cell>
          <table:table-cell table:number-columns-repeated="1021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[.$B$3]*[.$B$2]/([.A10]+[.$B$1]+[.$B$2])" office:value-type="float" office:value="3.2" calcext:value-type="float">
            <text:p>3.2</text:p>
          </table:table-cell>
          <table:table-cell table:formula="of:=[.B10]/[.$B$2]*1000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[.$B$3]*[.$B$2]/([.A11]+[.$B$1]+[.$B$2])" office:value-type="float" office:value="3.15789473684211" calcext:value-type="float">
            <text:p>3.2</text:p>
          </table:table-cell>
          <table:table-cell table:formula="of:=[.B11]/[.$B$2]*1000" office:value-type="float" office:value="157.894736842105" calcext:value-type="float">
            <text:p>158</text:p>
          </table:table-cell>
          <table:table-cell table:number-columns-repeated="1021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[.$B$3]*[.$B$2]/([.A12]+[.$B$1]+[.$B$2])" office:value-type="float" office:value="3.11688311688312" calcext:value-type="float">
            <text:p>3.1</text:p>
          </table:table-cell>
          <table:table-cell table:formula="of:=[.B12]/[.$B$2]*1000" office:value-type="float" office:value="155.844155844156" calcext:value-type="float">
            <text:p>156</text:p>
          </table:table-cell>
          <table:table-cell table:number-columns-repeated="1021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[.$B$3]*[.$B$2]/([.A13]+[.$B$1]+[.$B$2])" office:value-type="float" office:value="3.07692307692308" calcext:value-type="float">
            <text:p>3.1</text:p>
          </table:table-cell>
          <table:table-cell table:formula="of:=[.B13]/[.$B$2]*1000" office:value-type="float" office:value="153.846153846154" calcext:value-type="float">
            <text:p>154</text:p>
          </table:table-cell>
          <table:table-cell table:number-columns-repeated="1021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[.$B$3]*[.$B$2]/([.A14]+[.$B$1]+[.$B$2])" office:value-type="float" office:value="3.0379746835443" calcext:value-type="float">
            <text:p>3.0</text:p>
          </table:table-cell>
          <table:table-cell table:formula="of:=[.B14]/[.$B$2]*1000" office:value-type="float" office:value="151.898734177215" calcext:value-type="float">
            <text:p>152</text:p>
          </table:table-cell>
          <table:table-cell table:number-columns-repeated="1021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[.$B$3]*[.$B$2]/([.A15]+[.$B$1]+[.$B$2])" office:value-type="float" office:value="3" calcext:value-type="float">
            <text:p>3.0</text:p>
          </table:table-cell>
          <table:table-cell table:formula="of:=[.B15]/[.$B$2]*1000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[.$B$3]*[.$B$2]/([.A16]+[.$B$1]+[.$B$2])" office:value-type="float" office:value="2.96296296296296" calcext:value-type="float">
            <text:p>3.0</text:p>
          </table:table-cell>
          <table:table-cell table:formula="of:=[.B16]/[.$B$2]*1000" office:value-type="float" office:value="148.148148148148" calcext:value-type="float">
            <text:p>148</text:p>
          </table:table-cell>
          <table:table-cell table:number-columns-repeated="1021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[.$B$3]*[.$B$2]/([.A17]+[.$B$1]+[.$B$2])" office:value-type="float" office:value="2.92682926829268" calcext:value-type="float">
            <text:p>2.9</text:p>
          </table:table-cell>
          <table:table-cell table:formula="of:=[.B17]/[.$B$2]*1000" office:value-type="float" office:value="146.341463414634" calcext:value-type="float">
            <text:p>146</text:p>
          </table:table-cell>
          <table:table-cell table:number-columns-repeated="1021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[.$B$3]*[.$B$2]/([.A18]+[.$B$1]+[.$B$2])" office:value-type="float" office:value="2.89156626506024" calcext:value-type="float">
            <text:p>2.9</text:p>
          </table:table-cell>
          <table:table-cell table:formula="of:=[.B18]/[.$B$2]*1000" office:value-type="float" office:value="144.578313253012" calcext:value-type="float">
            <text:p>145</text:p>
          </table:table-cell>
          <table:table-cell table:number-columns-repeated="1021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[.$B$3]*[.$B$2]/([.A19]+[.$B$1]+[.$B$2])" office:value-type="float" office:value="2.85714285714286" calcext:value-type="float">
            <text:p>2.9</text:p>
          </table:table-cell>
          <table:table-cell table:formula="of:=[.B19]/[.$B$2]*1000" office:value-type="float" office:value="142.857142857143" calcext:value-type="float">
            <text:p>143</text:p>
          </table:table-cell>
          <table:table-cell table:number-columns-repeated="1021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[.$B$3]*[.$B$2]/([.A20]+[.$B$1]+[.$B$2])" office:value-type="float" office:value="2.82352941176471" calcext:value-type="float">
            <text:p>2.8</text:p>
          </table:table-cell>
          <table:table-cell table:formula="of:=[.B20]/[.$B$2]*1000" office:value-type="float" office:value="141.176470588235" calcext:value-type="float">
            <text:p>141</text:p>
          </table:table-cell>
          <table:table-cell table:number-columns-repeated="1021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[.$B$3]*[.$B$2]/([.A21]+[.$B$1]+[.$B$2])" office:value-type="float" office:value="2.7906976744186" calcext:value-type="float">
            <text:p>2.8</text:p>
          </table:table-cell>
          <table:table-cell table:formula="of:=[.B21]/[.$B$2]*1000" office:value-type="float" office:value="139.53488372093" calcext:value-type="float">
            <text:p>140</text:p>
          </table:table-cell>
          <table:table-cell table:number-columns-repeated="1021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[.$B$3]*[.$B$2]/([.A22]+[.$B$1]+[.$B$2])" office:value-type="float" office:value="2.75862068965517" calcext:value-type="float">
            <text:p>2.8</text:p>
          </table:table-cell>
          <table:table-cell table:formula="of:=[.B22]/[.$B$2]*1000" office:value-type="float" office:value="137.931034482759" calcext:value-type="float">
            <text:p>138</text:p>
          </table:table-cell>
          <table:table-cell table:number-columns-repeated="1021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[.$B$3]*[.$B$2]/([.A23]+[.$B$1]+[.$B$2])" office:value-type="float" office:value="2.72727272727273" calcext:value-type="float">
            <text:p>2.7</text:p>
          </table:table-cell>
          <table:table-cell table:formula="of:=[.B23]/[.$B$2]*1000" office:value-type="float" office:value="136.363636363636" calcext:value-type="float">
            <text:p>136</text:p>
          </table:table-cell>
          <table:table-cell table:number-columns-repeated="1021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[.$B$3]*[.$B$2]/([.A24]+[.$B$1]+[.$B$2])" office:value-type="float" office:value="2.69662921348315" calcext:value-type="float">
            <text:p>2.7</text:p>
          </table:table-cell>
          <table:table-cell table:formula="of:=[.B24]/[.$B$2]*1000" office:value-type="float" office:value="134.831460674157" calcext:value-type="float">
            <text:p>135</text:p>
          </table:table-cell>
          <table:table-cell table:number-columns-repeated="1021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[.$B$3]*[.$B$2]/([.A25]+[.$B$1]+[.$B$2])" office:value-type="float" office:value="2.66666666666667" calcext:value-type="float">
            <text:p>2.7</text:p>
          </table:table-cell>
          <table:table-cell table:formula="of:=[.B25]/[.$B$2]*1000" office:value-type="float" office:value="133.333333333333" calcext:value-type="float">
            <text:p>133</text:p>
          </table:table-cell>
          <table:table-cell table:number-columns-repeated="1021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formula="of:=[.$B$3]*[.$B$2]/([.A26]+[.$B$1]+[.$B$2])" office:value-type="float" office:value="2.63736263736264" calcext:value-type="float">
            <text:p>2.6</text:p>
          </table:table-cell>
          <table:table-cell table:formula="of:=[.B26]/[.$B$2]*1000" office:value-type="float" office:value="131.868131868132" calcext:value-type="float">
            <text:p>132</text:p>
          </table:table-cell>
          <table:table-cell table:number-columns-repeated="1021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formula="of:=[.$B$3]*[.$B$2]/([.A27]+[.$B$1]+[.$B$2])" office:value-type="float" office:value="2.60869565217391" calcext:value-type="float">
            <text:p>2.6</text:p>
          </table:table-cell>
          <table:table-cell table:formula="of:=[.B27]/[.$B$2]*1000" office:value-type="float" office:value="130.434782608696" calcext:value-type="float">
            <text:p>130</text:p>
          </table:table-cell>
          <table:table-cell table:number-columns-repeated="1021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formula="of:=[.$B$3]*[.$B$2]/([.A28]+[.$B$1]+[.$B$2])" office:value-type="float" office:value="2.58064516129032" calcext:value-type="float">
            <text:p>2.6</text:p>
          </table:table-cell>
          <table:table-cell table:formula="of:=[.B28]/[.$B$2]*1000" office:value-type="float" office:value="129.032258064516" calcext:value-type="float">
            <text:p>129</text:p>
          </table:table-cell>
          <table:table-cell table:number-columns-repeated="1021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table:formula="of:=[.$B$3]*[.$B$2]/([.A29]+[.$B$1]+[.$B$2])" office:value-type="float" office:value="2.5531914893617" calcext:value-type="float">
            <text:p>2.6</text:p>
          </table:table-cell>
          <table:table-cell table:formula="of:=[.B29]/[.$B$2]*1000" office:value-type="float" office:value="127.659574468085" calcext:value-type="float">
            <text:p>128</text:p>
          </table:table-cell>
          <table:table-cell table:number-columns-repeated="1021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table:formula="of:=[.$B$3]*[.$B$2]/([.A30]+[.$B$1]+[.$B$2])" office:value-type="float" office:value="2.52631578947368" calcext:value-type="float">
            <text:p>2.5</text:p>
          </table:table-cell>
          <table:table-cell table:formula="of:=[.B30]/[.$B$2]*1000" office:value-type="float" office:value="126.315789473684" calcext:value-type="float">
            <text:p>126</text:p>
          </table:table-cell>
          <table:table-cell table:number-columns-repeated="1021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table:formula="of:=[.$B$3]*[.$B$2]/([.A31]+[.$B$1]+[.$B$2])" office:value-type="float" office:value="2.5" calcext:value-type="float">
            <text:p>2.5</text:p>
          </table:table-cell>
          <table:table-cell table:formula="of:=[.B31]/[.$B$2]*100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table:formula="of:=[.$B$3]*[.$B$2]/([.A32]+[.$B$1]+[.$B$2])" office:value-type="float" office:value="2.47422680412371" calcext:value-type="float">
            <text:p>2.5</text:p>
          </table:table-cell>
          <table:table-cell table:formula="of:=[.B32]/[.$B$2]*1000" office:value-type="float" office:value="123.711340206186" calcext:value-type="float">
            <text:p>124</text:p>
          </table:table-cell>
          <table:table-cell table:number-columns-repeated="1021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table:formula="of:=[.$B$3]*[.$B$2]/([.A33]+[.$B$1]+[.$B$2])" office:value-type="float" office:value="2.44897959183673" calcext:value-type="float">
            <text:p>2.4</text:p>
          </table:table-cell>
          <table:table-cell table:formula="of:=[.B33]/[.$B$2]*1000" office:value-type="float" office:value="122.448979591837" calcext:value-type="float">
            <text:p>122</text:p>
          </table:table-cell>
          <table:table-cell table:number-columns-repeated="1021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table:formula="of:=[.$B$3]*[.$B$2]/([.A34]+[.$B$1]+[.$B$2])" office:value-type="float" office:value="2.42424242424242" calcext:value-type="float">
            <text:p>2.4</text:p>
          </table:table-cell>
          <table:table-cell table:formula="of:=[.B34]/[.$B$2]*1000" office:value-type="float" office:value="121.212121212121" calcext:value-type="float">
            <text:p>121</text:p>
          </table:table-cell>
          <table:table-cell table:number-columns-repeated="1021"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table:formula="of:=[.$B$3]*[.$B$2]/([.A35]+[.$B$1]+[.$B$2])" office:value-type="float" office:value="2.4" calcext:value-type="float">
            <text:p>2.4</text:p>
          </table:table-cell>
          <table:table-cell table:formula="of:=[.B35]/[.$B$2]*1000" office:value-type="float" office:value="120" calcext:value-type="float">
            <text:p>120</text:p>
          </table:table-cell>
          <table:table-cell office:value-type="string" calcext:value-type="string">
            <text:p>Min velocità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0T19:15:51.173478905</meta:creation-date>
    <dc:date>2023-11-10T19:27:10.980745584</dc:date>
    <meta:editing-duration>PT11M16S</meta:editing-duration>
    <meta:editing-cycles>9</meta:editing-cycles>
    <meta:generator>LibreOffice/6.4.7.2$Linux_X86_64 LibreOffice_project/40$Build-2</meta:generator>
    <meta:document-statistic meta:table-count="1" meta:cell-count="1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B5:Sheet1.B35" svg:x="0.319cm" svg:y="0.18cm" svg:width="15.36cm" svg:height="8.645cm">
          <chartooo:coordinate-region svg:x="1.046cm" svg:y="0.379cm" svg:width="14.446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35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2857142857143">
                <text:p>3.42857142857143</text:p>
                <draw:g>
                  <svg:desc>Sheet1.B5:Sheet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8028169014084">
                <text:p>3.38028169014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8767123287671">
                <text:p>3.28767123287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4324324324324">
                <text:p>3.24324324324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5789473684211">
                <text:p>3.15789473684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1688311688312">
                <text:p>3.11688311688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7692307692308">
                <text:p>3.07692307692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379746835443">
                <text:p>3.0379746835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6296296296296">
                <text:p>2.96296296296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2682926829268">
                <text:p>2.92682926829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9156626506024">
                <text:p>2.89156626506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2352941176471">
                <text:p>2.82352941176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906976744186">
                <text:p>2.7906976744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5862068965517">
                <text:p>2.75862068965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2727272727273">
                <text:p>2.72727272727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9662921348315">
                <text:p>2.69662921348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3736263736264">
                <text:p>2.63736263736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0869565217391">
                <text:p>2.60869565217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8064516129032">
                <text:p>2.58064516129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531914893617">
                <text:p>2.5531914893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2631578947368">
                <text:p>2.52631578947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7422680412371">
                <text:p>2.47422680412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4897959183673">
                <text:p>2.448979591836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2424242424242">
                <text:p>2.42424242424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